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67e3b" officeooo:paragraph-rsid="00167e3b"/>
    </style:style>
    <style:style style:name="T1" style:family="text">
      <style:text-properties fo:font-weight="bold" style:font-weight-asian="bold" style:font-weight-complex="bol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iebe SchülerInnen der 9b,</text:p>
      <text:p text:style-name="P1">die folgenden Wochenaufgaben bestehen hauptsächlich darin, dass ihr eure Fertigkeiten im Umgang mit Texten unterschiedlicher Art festigt.</text:p>
      <text:p text:style-name="P1">Ich stelle euch die Aufgabe für die Woche spätestens Montagmorgen ein und werde jeweils spätestens am Freitag die Lösungen mitteilen. Das heißt, ich baue auf eure Eigenverantwortung im Umgang mit den Aufgaben. Ihr müsst mir die bearbeiteten Aufgaben nicht schicken!</text:p>
      <text:p text:style-name="P1"/>
      <text:p text:style-name="P1"/>
      <text:p text:style-name="P1"><text:span text:style-name="T1">Aufgabe für die Woche vom27.04. - 30.04.20 <text:s text:c="2"/>: <text:s/>Textverständnis epischer Kleinformen</text:span></text:p>
      <text:p text:style-name="P1"><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26T19:24:57.941000000</meta:creation-date>
    <dc:date>2020-04-26T19:31:16.323000000</dc:date>
    <meta:editing-duration>PT6M19S</meta:editing-duration>
    <meta:editing-cycles>1</meta:editing-cycles>
    <meta:document-statistic meta:table-count="0" meta:image-count="0" meta:object-count="0" meta:page-count="1" meta:paragraph-count="4" meta:word-count="72" meta:character-count="512" meta:non-whitespace-character-count="441"/>
    <meta:generator>LibreOffice/6.2.8.2$Windows_X86_64 LibreOffice_project/f82ddfca21ebc1e222a662a32b25c0c9d20169ee</meta:generator>
  </office:meta>
</office:document-meta>
</file>